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509d" officeooo:paragraph-rsid="000c509d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d2b6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d2b60"/>
    </style:style>
    <style:style style:name="T5" style:family="text">
      <style:text-properties fo:font-weight="bold" officeooo:rsid="000d2b60" style:font-weight-asian="bold" style:font-weight-complex="bold"/>
    </style:style>
    <style:style style:name="T6" style:family="text">
      <style:text-properties officeooo:rsid="000d2b60"/>
    </style:style>
    <style:style style:name="T7" style:family="text">
      <style:text-properties officeooo:rsid="000eb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ocator<text:span text:style-name="T7">i</text:span>(<text:span text:style-name="T3">u</text:span><text:span text:style-name="T2">sername</text:span>, <text:span text:style-name="T6">p</text:span>ass<text:span text:style-name="T6">word</text:span>, <text:span text:style-name="T6">e</text:span>mail, <text:span text:style-name="T6">punteggioMax</text:span>)</text:p>
      <text:p text:style-name="P1"/>
      <text:p text:style-name="P1">Livell<text:span text:style-name="T7">i</text:span><text:span text:style-name="T6">(</text:span><text:span text:style-name="T3">id_livello</text:span>,<text:span text:style-name="T6">s</text:span>telleOtt,<text:span text:style-name="T4">u</text:span><text:span text:style-name="T1">sername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8:13:37.252310381</meta:creation-date>
    <dc:date>2021-05-17T21:50:42.525017417</dc:date>
    <meta:editing-duration>PT2M5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" meta:word-count="5" meta:character-count="88" meta:non-whitespace-character-count="85"/>
  </office:meta>
</office:document-meta>
</file>